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" style:family="table-cell" style:parent-style-name="Default" style:data-style-name="N0"/>
    <style:style style:name="ce12" style:family="table-cell" style:parent-style-name="Default" style:data-style-name="N38"/>
    <style:style style:name="ce17" style:family="table-cell" style:parent-style-name="Default" style:data-style-name="N38">
      <style:table-cell-properties fo:background-color="#ffcc99"/>
    </style:style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/>
    <style:style style:name="ce18" style:family="table-cell" style:parent-style-name="Default" style:data-style-name="N2">
      <style:table-cell-properties fo:background-color="#ffcc99"/>
    </style:style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12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2">
      <style:table-cell-properties fo:background-color="#ffffcc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112"/>
    <style:style style:name="ce20" style:family="table-cell" style:parent-style-name="Default" style:data-style-name="N10112">
      <style:table-cell-properties fo:background-color="#ffcc99"/>
    </style:style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0104"/>
    <style:style style:name="ce21" style:family="table-cell" style:parent-style-name="Default" style:data-style-name="N10104">
      <style:table-cell-properties fo:background-color="#ffcc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2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22])" office:value-type="float" office:value="3955.34" calcext:value-type="float">
            <text:p>3955.34</text:p>
          </table:table-cell>
          <table:table-cell table:style-name="ce18" table:formula="of:=SUM([.C2:.C222])" office:value-type="float" office:value="870.05316538432" calcext:value-type="float">
            <text:p>870.05</text:p>
          </table:table-cell>
          <table:table-cell table:style-name="ce18" table:formula="of:=SUM([.$D$2:.$D$222])" office:value-type="float" office:value="54036.4" calcext:value-type="float">
            <text:p>54036.40</text:p>
          </table:table-cell>
          <table:table-cell table:style-name="ce19" table:formula="of:=[.D223]/[.C223]" office:value-type="float" office:value="62.1070092609008" calcext:value-type="float">
            <text:p>62.11</text:p>
          </table:table-cell>
          <table:table-cell table:style-name="ce20"/>
          <table:table-cell table:style-name="ce21"/>
          <table:table-cell table:style-name="ce18" table:formula="of:=SUM([.H2:.H222])" office:value-type="float" office:value="4694.08048" calcext:value-type="float">
            <text:p>4694.08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2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2P0"/>
    </number:currency-style>
    <number:currency-style style:name="N10113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k Gadsby</meta:initial-creator>
    <meta:creation-date>2013-03-08T01:41:14Z</meta:creation-date>
    <dc:date>2019-04-24T06:00:31.023209467</dc:date>
    <meta:editing-cycles>212</meta:editing-cycles>
    <meta:editing-duration>PT6H50M16S</meta:editing-duration>
    <meta:document-statistic meta:table-count="1" meta:cell-count="2119" meta:object-count="0"/>
  </office:meta>
</office:document-meta>
</file>